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bc19b5" officeooo:paragraph-rsid="00bc19b5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fo:font-size="14pt" fo:font-style="normal" fo:font-weight="bold" officeooo:rsid="00945eaf" officeooo:paragraph-rsid="00945ea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FreeSerif" fo:font-size="14pt" fo:font-style="normal" fo:font-weight="bold" officeooo:rsid="00760b10" officeooo:paragraph-rsid="00760b1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FreeSerif" fo:font-size="14pt" fo:font-style="normal" fo:font-weight="bold" officeooo:rsid="0078151c" officeooo:paragraph-rsid="0078151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FreeSerif" fo:font-size="14pt" fo:font-style="normal" fo:font-weight="bold" officeooo:rsid="00ae8e6c" officeooo:paragraph-rsid="00ae8e6c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FreeSerif" fo:font-size="14pt" fo:font-style="normal" fo:font-weight="bold" officeooo:rsid="00b4997e" officeooo:paragraph-rsid="00b4997e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FreeSerif" fo:font-style="normal" fo:font-weight="normal" officeooo:rsid="00264a30" officeooo:paragraph-rsid="00760b1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264a30" officeooo:paragraph-rsid="00831c0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FreeSerif" fo:font-style="normal" fo:font-weight="bold" officeooo:rsid="007c8a3c" officeooo:paragraph-rsid="007c8a3c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FreeSerif" fo:font-size="12pt" fo:font-style="normal" fo:font-weight="normal" officeooo:rsid="00ae8e6c" officeooo:paragraph-rsid="00760b10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FreeSerif" officeooo:rsid="001e1600" officeooo:paragraph-rsid="001e1600"/>
    </style:style>
    <style:style style:name="P40" style:family="paragraph" style:parent-style-name="Standard">
      <style:text-properties style:font-name="FreeSerif" fo:font-style="italic" officeooo:rsid="001f5576" officeooo:paragraph-rsid="005c3983" style:font-style-asian="italic" style:font-style-complex="italic"/>
    </style:style>
    <style:style style:name="P41" style:family="paragraph" style:parent-style-name="Standard">
      <style:text-properties style:font-name="FreeSerif" fo:font-style="italic" fo:font-weight="normal" officeooo:rsid="008f03e8" officeooo:paragraph-rsid="008f03e8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style:font-name="FreeSerif" fo:font-style="italic" fo:font-weight="bold" officeooo:rsid="007f6883" officeooo:paragraph-rsid="007f6883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size="7pt" officeooo:paragraph-rsid="00ab04fe" style:font-size-asian="7pt" style:font-size-complex="7pt"/>
    </style:style>
    <style:style style:name="P44" style:family="paragraph" style:parent-style-name="Standard">
      <style:text-properties style:font-name="DejaVu Sans" fo:font-size="10pt" fo:font-style="normal" fo:font-weight="normal" officeooo:rsid="00cbf653" officeooo:paragraph-rsid="00cbf653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text-properties style:font-name="DejaVu Sans" fo:font-size="10pt" fo:font-style="normal" fo:font-weight="normal" officeooo:rsid="00cbf653" officeooo:paragraph-rsid="00cdba63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text-properties style:font-name="DejaVu Sans" fo:font-size="10pt" fo:font-style="normal" fo:font-weight="normal" officeooo:rsid="00cbf653" officeooo:paragraph-rsid="00cf3b6e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style:font-name="DejaVu Sans" fo:font-size="10pt" fo:font-style="normal" fo:font-weight="normal" officeooo:rsid="00cbf653" officeooo:paragraph-rsid="00d16efd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7c8a3c" officeooo:paragraph-rsid="009c6150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831c0a" officeooo:paragraph-rsid="00831c0a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43e201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73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74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75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76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b4997e" officeooo:paragraph-rsid="00b4997e" style:font-style-asian="normal" style:font-weight-asian="normal" style:font-style-complex="normal" style:font-weight-complex="normal"/>
    </style:style>
    <style:style style:name="P77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78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79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80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82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83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ef22a" officeooo:paragraph-rsid="007ef22a" style:font-style-asian="normal" style:font-weight-asian="normal" style:font-style-complex="normal" style:font-weight-complex="normal"/>
    </style:style>
    <style:style style:name="P84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c89a6a" officeooo:paragraph-rsid="00c89a6a" style:font-style-asian="normal" style:font-weight-asian="normal" style:font-style-complex="normal" style:font-weight-complex="normal"/>
    </style:style>
    <style:style style:name="P85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9c6150" officeooo:paragraph-rsid="009c6150" style:font-style-asian="normal" style:font-weight-asian="normal" style:font-style-complex="normal" style:font-weight-complex="normal"/>
    </style:style>
    <style:style style:name="P86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ab1259" officeooo:paragraph-rsid="00ab1259" style:font-style-asian="normal" style:font-weight-asian="normal" style:font-style-complex="normal" style:font-weight-complex="normal"/>
    </style:style>
    <style:style style:name="P87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c80d52" officeooo:paragraph-rsid="00c80d52" style:font-style-asian="normal" style:font-weight-asian="normal" style:font-style-complex="normal" style:font-weight-complex="normal"/>
    </style:style>
    <style:style style:name="P88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761f9c" officeooo:paragraph-rsid="00761f9c" style:font-style-asian="normal" style:font-weight-asian="normal" style:font-style-complex="normal" style:font-weight-complex="normal"/>
    </style:style>
    <style:style style:name="P89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90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91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bc19b5" officeooo:paragraph-rsid="00bc19b5" style:font-style-asian="normal" style:font-weight-asian="normal" style:font-style-complex="normal" style:font-weight-complex="normal"/>
    </style:style>
    <style:style style:name="P93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94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95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96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b6360f" officeooo:paragraph-rsid="00b6360f" style:font-style-asian="normal" style:font-weight-asian="normal" style:font-style-complex="normal" style:font-weight-complex="normal"/>
    </style:style>
    <style:style style:name="P97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98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05270" officeooo:paragraph-rsid="00a05270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1b2bc" officeooo:paragraph-rsid="00a1b2bc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f5d9b" officeooo:paragraph-rsid="00af5d9b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b32a53" officeooo:paragraph-rsid="00b32a53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103" style:family="paragraph" style:parent-style-name="Standard" style:list-style-name="Numbering_20_123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  <style:text-properties fo:font-size="14pt" officeooo:paragraph-rsid="00ab04fe" style:font-size-asian="14pt" style:font-size-complex="14pt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style="italic" officeooo:rsid="00b012aa" style:font-style-asian="italic" style:font-style-complex="italic"/>
    </style:style>
    <style:style style:name="T5" style:family="text">
      <style:text-properties fo:font-style="italic" officeooo:rsid="00bcfd8d" style:font-style-asian="italic" style:font-style-complex="italic"/>
    </style:style>
    <style:style style:name="T6" style:family="text">
      <style:text-properties fo:font-style="italic" officeooo:rsid="00c69ce9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a70b0c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b598" style:font-weight-asian="bold" style:font-weight-complex="bold"/>
    </style:style>
    <style:style style:name="T12" style:family="text">
      <style:text-properties fo:font-weight="bold" officeooo:rsid="00213d12" style:font-weight-asian="bold" style:font-weight-complex="bold"/>
    </style:style>
    <style:style style:name="T13" style:family="text">
      <style:text-properties fo:font-weight="bold" officeooo:rsid="002446ab" style:font-weight-asian="bold" style:font-weight-complex="bold"/>
    </style:style>
    <style:style style:name="T14" style:family="text">
      <style:text-properties fo:font-weight="bold" officeooo:rsid="0037071d" style:font-weight-asian="bold" style:font-weight-complex="bold"/>
    </style:style>
    <style:style style:name="T15" style:family="text">
      <style:text-properties fo:font-weight="bold" officeooo:rsid="00692b0f" style:font-weight-asian="bold" style:font-weight-complex="bold"/>
    </style:style>
    <style:style style:name="T16" style:family="text">
      <style:text-properties fo:font-weight="bold" officeooo:rsid="00903698" style:font-weight-asian="bold" style:font-weight-complex="bold"/>
    </style:style>
    <style:style style:name="T17" style:family="text">
      <style:text-properties fo:font-weight="bold" officeooo:rsid="009f2eb0" style:font-weight-asian="bold" style:font-weight-complex="bold"/>
    </style:style>
    <style:style style:name="T18" style:family="text">
      <style:text-properties fo:font-weight="bold" officeooo:rsid="00a70b0c" style:font-weight-asian="bold" style:font-weight-complex="bold"/>
    </style:style>
    <style:style style:name="T19" style:family="text">
      <style:text-properties fo:font-weight="bold" officeooo:rsid="00ad1bf9" style:font-weight-asian="bold" style:font-weight-complex="bold"/>
    </style:style>
    <style:style style:name="T20" style:family="text">
      <style:text-properties fo:font-weight="bold" officeooo:rsid="00b012aa" style:font-weight-asian="bold" style:font-weight-complex="bold"/>
    </style:style>
    <style:style style:name="T21" style:family="text">
      <style:text-properties fo:font-weight="bold" officeooo:rsid="00b3213c" style:font-weight-asian="bold" style:font-weight-complex="bold"/>
    </style:style>
    <style:style style:name="T22" style:family="text">
      <style:text-properties officeooo:rsid="0029c3ea"/>
    </style:style>
    <style:style style:name="T23" style:family="text">
      <style:text-properties officeooo:rsid="003284b0"/>
    </style:style>
    <style:style style:name="T24" style:family="text">
      <style:text-properties officeooo:rsid="0037071d"/>
    </style:style>
    <style:style style:name="T25" style:family="text">
      <style:text-properties officeooo:rsid="00378fb8"/>
    </style:style>
    <style:style style:name="T26" style:family="text">
      <style:text-properties officeooo:rsid="00393510"/>
    </style:style>
    <style:style style:name="T27" style:family="text">
      <style:text-properties officeooo:rsid="0041eb1f"/>
    </style:style>
    <style:style style:name="T28" style:family="text">
      <style:text-properties officeooo:rsid="0043e201"/>
    </style:style>
    <style:style style:name="T29" style:family="text">
      <style:text-properties officeooo:rsid="00471c1f"/>
    </style:style>
    <style:style style:name="T30" style:family="text">
      <style:text-properties officeooo:rsid="0049b250"/>
    </style:style>
    <style:style style:name="T31" style:family="text">
      <style:text-properties officeooo:rsid="004d62c2"/>
    </style:style>
    <style:style style:name="T32" style:family="text">
      <style:text-properties officeooo:rsid="004e3fa0"/>
    </style:style>
    <style:style style:name="T33" style:family="text">
      <style:text-properties officeooo:rsid="0050db8c"/>
    </style:style>
    <style:style style:name="T34" style:family="text">
      <style:text-properties officeooo:rsid="005233f6"/>
    </style:style>
    <style:style style:name="T35" style:family="text">
      <style:text-properties officeooo:rsid="005310c3"/>
    </style:style>
    <style:style style:name="T36" style:family="text">
      <style:text-properties officeooo:rsid="00539485"/>
    </style:style>
    <style:style style:name="T37" style:family="text">
      <style:text-properties officeooo:rsid="005404e7"/>
    </style:style>
    <style:style style:name="T38" style:family="text">
      <style:text-properties officeooo:rsid="0055961d"/>
    </style:style>
    <style:style style:name="T39" style:family="text">
      <style:text-properties officeooo:rsid="0064dead"/>
    </style:style>
    <style:style style:name="T40" style:family="text">
      <style:text-properties officeooo:rsid="0069a752"/>
    </style:style>
    <style:style style:name="T41" style:family="text">
      <style:text-properties officeooo:rsid="006c5c8e"/>
    </style:style>
    <style:style style:name="T42" style:family="text">
      <style:text-properties officeooo:rsid="00761f9c"/>
    </style:style>
    <style:style style:name="T43" style:family="text">
      <style:text-properties officeooo:rsid="0078151c"/>
    </style:style>
    <style:style style:name="T44" style:family="text">
      <style:text-properties officeooo:rsid="0080c266"/>
    </style:style>
    <style:style style:name="T45" style:family="text">
      <style:text-properties officeooo:rsid="0087d4f2"/>
    </style:style>
    <style:style style:name="T46" style:family="text">
      <style:text-properties officeooo:rsid="0089f443"/>
    </style:style>
    <style:style style:name="T47" style:family="text">
      <style:text-properties officeooo:rsid="008acd4a"/>
    </style:style>
    <style:style style:name="T48" style:family="text">
      <style:text-properties officeooo:rsid="008c17cb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fo:font-size="14pt" fo:font-weight="bold" officeooo:rsid="00b1bf1d" style:font-size-asian="14pt" style:font-weight-asian="bold" style:font-size-complex="14pt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font-size="14pt" officeooo:rsid="00aca1e7" style:font-size-asian="14pt" style:font-size-complex="14pt"/>
    </style:style>
    <style:style style:name="T53" style:family="text">
      <style:text-properties fo:font-size="14pt" officeooo:rsid="009968c6" style:font-size-asian="14pt" style:font-size-complex="14pt"/>
    </style:style>
    <style:style style:name="T54" style:family="text">
      <style:text-properties fo:font-size="14pt" officeooo:rsid="00af5d9b" style:font-size-asian="14pt" style:font-size-complex="14pt"/>
    </style:style>
    <style:style style:name="T55" style:family="text">
      <style:text-properties officeooo:rsid="00903698"/>
    </style:style>
    <style:style style:name="T56" style:family="text">
      <style:text-properties officeooo:rsid="009be450"/>
    </style:style>
    <style:style style:name="T57" style:family="text">
      <style:text-properties officeooo:rsid="009f2eb0"/>
    </style:style>
    <style:style style:name="T58" style:family="text">
      <style:text-properties style:font-name="FreeSerif" fo:font-style="normal" fo:font-weight="bold" officeooo:rsid="00a87214" style:font-style-asian="normal" style:font-weight-asian="bold" style:font-style-complex="normal" style:font-weight-complex="bold"/>
    </style:style>
    <style:style style:name="T59" style:family="text">
      <style:text-properties style:font-name="FreeSerif" fo:font-size="8pt" fo:font-style="italic" fo:font-weight="bold" officeooo:rsid="00a9f2c3" style:font-size-asian="8pt" style:font-style-asian="italic" style:font-weight-asian="bold" style:font-size-complex="8pt" style:font-style-complex="italic" style:font-weight-complex="bold"/>
    </style:style>
    <style:style style:name="T60" style:family="text">
      <style:text-properties style:font-name="FreeSerif" fo:font-size="8pt" fo:font-style="italic" fo:font-weight="normal" officeooo:rsid="00a9f2c3" style:font-size-asian="8pt" style:font-style-asian="italic" style:font-weight-asian="normal" style:font-size-complex="8pt" style:font-style-complex="italic" style:font-weight-complex="normal"/>
    </style:style>
    <style:style style:name="T61" style:family="text">
      <style:text-properties officeooo:rsid="00a200b0"/>
    </style:style>
    <style:style style:name="T62" style:family="text">
      <style:text-properties officeooo:rsid="00a59ce9"/>
    </style:style>
    <style:style style:name="T63" style:family="text">
      <style:text-properties officeooo:rsid="00a87214"/>
    </style:style>
    <style:style style:name="T64" style:family="text">
      <style:text-properties officeooo:rsid="00a9f2c3"/>
    </style:style>
    <style:style style:name="T65" style:family="text">
      <style:text-properties fo:font-variant="normal" fo:text-transform="none" fo:color="#333333" loext:opacity="100%" fo:letter-spacing="normal" fo:font-weight="bold" officeooo:rsid="00a9f2c3" style:font-weight-asian="bold" style:font-weight-complex="bold"/>
    </style:style>
    <style:style style:name="T66" style:family="text">
      <style:text-properties fo:font-variant="normal" fo:text-transform="none" fo:color="#333333" loext:opacity="100%" fo:font-size="12pt" fo:letter-spacing="normal" fo:font-weight="bold" officeooo:rsid="00a9f2c3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333333" loext:opacity="100%" style:text-position="super 60%" fo:letter-spacing="normal" fo:font-weight="bold" style:font-weight-asian="bold" style:font-weight-complex="bold"/>
    </style:style>
    <style:style style:name="T68" style:family="text">
      <style:text-properties officeooo:rsid="00ad1bf9"/>
    </style:style>
    <style:style style:name="T69" style:family="text">
      <style:text-properties officeooo:rsid="00b012aa"/>
    </style:style>
    <style:style style:name="T70" style:family="text">
      <style:text-properties officeooo:rsid="00b3213c"/>
    </style:style>
    <style:style style:name="T71" style:family="text">
      <style:text-properties officeooo:rsid="00b395d1"/>
    </style:style>
    <style:style style:name="T72" style:family="text">
      <style:text-properties style:text-position="super 60%" fo:font-weight="bold" style:font-weight-asian="bold" style:font-weight-complex="bold"/>
    </style:style>
    <style:style style:name="T73" style:family="text">
      <style:text-properties officeooo:rsid="00bc28e2"/>
    </style:style>
    <style:style style:name="T74" style:family="text">
      <style:text-properties officeooo:rsid="00c69ce9"/>
    </style:style>
    <style:style style:name="T7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6" style:family="text">
      <style:text-properties fo:font-size="8pt" fo:font-style="italic" style:font-size-asian="8pt" style:font-style-asian="italic" style:font-size-complex="8pt" style:font-style-complex="italic"/>
    </style:style>
    <style:style style:name="T77" style:family="text">
      <style:text-properties fo:font-size="8pt" fo:font-style="italic" officeooo:rsid="00c1cd7e" style:font-size-asian="8pt" style:font-style-asian="italic" style:font-size-complex="8pt" style:font-style-complex="italic"/>
    </style:style>
    <style:style style:name="T78" style:family="text">
      <style:text-properties officeooo:rsid="00cb46a0"/>
    </style:style>
    <style:style style:name="T79" style:family="text">
      <style:text-properties officeooo:rsid="00264a30"/>
    </style:style>
    <style:style style:name="T80" style:family="text">
      <style:text-properties officeooo:rsid="00d444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4">ES</text:span><text:span text:style-name="T10">:</text:span> <text:span text:style-name="T24">Effective Skill</text:span></text:p>
      <text:p text:style-name="P33"><text:span text:style-name="T14">ES</text:span> = Base Skill + modifiers</text:p>
      <text:list xml:id="list231625766" text:style-name="L1">
        <text:list-item>
          <text:p text:style-name="P75">Modifiers are defied between -9 to +9. <text:s/><text:span text:style-name="T25">Beyond these should be </text:span><text:span text:style-name="T26">an </text:span><text:span text:style-name="T25">automatic fail or success </text:span><text:span text:style-name="T34">unless contested with extreme scores.</text:span></text:p>
        </text:list-item>
        <text:list-item>
          <text:p text:style-name="P77">ES can be thought of as a target number.</text:p>
        </text:list-item>
        <text:list-item>
          <text:p text:style-name="P78">If no Base Skill, then automatic fail or cannot attempt <text:span text:style-name="T35">the action</text:span>.</text:p>
        </text:list-item>
        <text:list-item>
          <text:p text:style-name="P79">Automatic fail if ES is less than 3. <text:s/><text:span text:style-name="T2">Except</text:span> during combat.</text:p>
        </text:list-item>
      </text:list>
      <text:p text:style-name="P34"><text:span text:style-name="T10">Roll</text:span> = sum up 3d6.</text:p>
      <text:p text:style-name="P35"><text:span text:style-name="T10">P1:</text:span> Player 1</text:p>
      <text:p text:style-name="P35"><text:span text:style-name="T10">P2:</text:span> Player 2</text:p>
      <text:p text:style-name="P40"/>
      <text:p text:style-name="P39"/>
      <text:p text:style-name="P1">Success Roll</text:p>
      <text:p text:style-name="P51"><text:span text:style-name="T27">1</text:span><text:span text:style-name="T1">) </text:span><text:span text:style-name="T11">Roll</text:span><text:span text:style-name="T10"> &lt;= 4:</text:span> <text:span text:style-name="T3">Critical </text:span><text:span text:style-name="T2">Success.</text:span></text:p>
      <text:p text:style-name="P55"><text:span text:style-name="T27">2</text:span><text:span text:style-name="T1">) </text:span><text:span text:style-name="T11">Roll</text:span><text:span text:style-name="T10"> </text:span><text:span text:style-name="T12">=</text:span><text:span text:style-name="T10">= 1</text:span><text:span text:style-name="T12">8</text:span><text:span text:style-name="T10">:</text:span> <text:span text:style-name="T3">Critical </text:span><text:span text:style-name="T2">Fail.</text:span></text:p>
      <text:p text:style-name="P57"><text:span text:style-name="T27">3</text:span>) <text:span text:style-name="T10">(Roll == 17) and (</text:span><text:span text:style-name="T14">ES</text:span><text:span text:style-name="T10"> &lt;= 15):</text:span> <text:span text:style-name="T2">Critical Fail.</text:span></text:p>
      <text:p text:style-name="P56"><text:span text:style-name="T27">4</text:span>) <text:span text:style-name="T10">Delta = </text:span><text:span text:style-name="T14">ES</text:span><text:span text:style-name="T10"> - </text:span><text:span text:style-name="T11">Roll</text:span></text:p>
      <text:p text:style-name="P57"><text:span text:style-name="T27">5</text:span>) <text:span text:style-name="T10">Delta &gt;= 10:</text:span> <text:span text:style-name="T2">Critical Success.</text:span></text:p>
      <text:p text:style-name="P57"><text:span text:style-name="T27">6</text:span>) <text:span text:style-name="T10">Delta &lt;= -10:</text:span> <text:span text:style-name="T2">Critical Fail.</text:span></text:p>
      <text:p text:style-name="P54"><text:span text:style-name="T27">7</text:span>) <text:span text:style-name="T13">Roll</text:span><text:span text:style-name="T10"> &lt;= </text:span><text:span text:style-name="T14">ES</text:span><text:span text:style-name="T10">:</text:span> <text:span text:style-name="T2">Success.</text:span></text:p>
      <text:p text:style-name="P54"><text:span text:style-name="T27">8</text:span>) <text:span text:style-name="T2">Fail.</text:span></text:p>
      <text:p text:style-name="P22"/>
      <text:p text:style-name="P21"/>
      <text:p text:style-name="P3">Extreme Scores</text:p>
      <text:p text:style-name="P28">If both contestants have <text:span text:style-name="T30">their </text:span>ES &lt;= 6:</text:p>
      <text:p text:style-name="P67"><text:span text:style-name="T33">1</text:span>) <text:span text:style-name="T33">X</text:span> = 10 – <text:span text:style-name="T33">lowest score</text:span></text:p>
      <text:p text:style-name="P67"><text:span text:style-name="T33">2</text:span>) Add <text:span text:style-name="T33">X</text:span> to both contestants’ ES</text:p>
      <text:p text:style-name="P67"><text:span text:style-name="T33">3</text:span>) Roll against their new ES.</text:p>
      <text:p text:style-name="P29">If <text:span text:style-name="T38">both have </text:span>(ES &gt;= 14) and (ES &lt; 20):</text:p>
      <text:p text:style-name="P63">1) X = lowest score <text:span text:style-name="T2">minus</text:span> 10</text:p>
      <text:p text:style-name="P66">2) Reduce both contestants’ ES by X</text:p>
      <text:p text:style-name="P66">3) <text:span text:style-name="T29">Roll against their new ES.</text:span></text:p>
      <text:p text:style-name="P30">If both contestants have their ES &gt; 20:</text:p>
      <text:p text:style-name="P62">1) X = 10 / lowest score</text:p>
      <text:p text:style-name="P65">2) <text:span text:style-name="T32">Lowest ES becomes the value of 10</text:span></text:p>
      <text:p text:style-name="P65"><text:span text:style-name="T32">3) </text:span>Multiply <text:span text:style-name="T31">highest</text:span> ES by X, <text:span text:style-name="T32">round down.</text:span></text:p>
      <text:p text:style-name="P69"><text:span text:style-name="T32">4</text:span>) Roll against their new ES.</text:p>
      <text:p text:style-name="P36"/>
      <text:p text:style-name="P23"/>
      <text:p text:style-name="P2">P<text:span text:style-name="T34">vP</text:span> <text:span text:style-name="T28">(Regular Contest)</text:span></text:p>
      <text:p text:style-name="P50"><text:span text:style-name="T22">1</text:span>) If P1 <text:span text:style-name="T2">critically</text:span> succeeds, P2 <text:span text:style-name="T23">will not roll to avoid the</text:span> hit.</text:p>
      <text:p text:style-name="P52"><text:span text:style-name="T22">2</text:span>) If P1 succeeds, P2 <text:span text:style-name="T2">may</text:span> roll to <text:span text:style-name="T23">a</text:span>void the attack.</text:p>
      <text:p text:style-name="P59">3) If tie, <text:span text:style-name="T34">neither players </text:span><text:span text:style-name="T36">succeed</text:span><text:span text:style-name="T34"> their goals</text:span>.</text:p>
      <text:p text:style-name="P53"/>
      <text:p text:style-name="P15"/>
      <text:p text:style-name="P7">Quick Contest</text:p>
      <text:p text:style-name="P24">1) <text:span text:style-name="T10">P1’s Delta &gt; P2’s Delta:</text:span> P1 succeeds.</text:p>
      <text:p text:style-name="P58"><text:span text:style-name="T37">2</text:span>) If tie, n<text:span text:style-name="T36">either players succeed in their goals</text:span>.</text:p>
      <text:p text:style-name="P19"><text:span text:style-name="T37">3</text:span>) P2 succeeds.</text:p>
      <text:list xml:id="list158501436" text:style-name="L2">
        <text:list-item>
          <text:p text:style-name="P80">If both Deltas are negative, the less negative is the winner.</text:p>
        </text:list-item>
      </text:list>
      <text:p text:style-name="P14"/>
      <text:p text:style-name="P14"/>
      <text:p text:style-name="P14"/>
      <text:p text:style-name="P4">The Rule of 20</text:p>
      <text:p text:style-name="P14">If <text:span text:style-name="T47">a player</text:span> have a <text:span text:style-name="T2">basic attribute over 20</text:span>, treat it as 20 <text:span text:style-name="T2">for default purposes</text:span>. For instance, if <text:span text:style-name="T47">he has</text:span> IQ 25, <text:span text:style-name="T47">his</text:span> default Lockpicking skill (IQ-5) is 15 – not 20. No such limit applies to defaults to other skills.</text:p>
      <text:p text:style-name="P14"/>
      <text:p text:style-name="P14"/>
      <text:p text:style-name="P5">The Rule of 16</text:p>
      <text:p text:style-name="P25">1) <text:span text:style-name="T15">If </text:span><text:span text:style-name="T10">Supernatural attack</text:span></text:p>
      <text:p text:style-name="P64">&amp; Offers resistance roll</text:p>
      <text:p text:style-name="P68">&amp; Attacker’s ES &gt; 16</text:p>
      <text:p text:style-name="P68">&amp; Subject is living or sapient:</text:p>
      <text:p text:style-name="P70"><text:span text:style-name="T40">1</text:span>) <text:span text:style-name="T10">If subject’s Will &lt;= 16:</text:span></text:p>
      <text:p text:style-name="P71"><text:tab/><text:tab/>Attacker’s ES = 16.</text:p>
      <text:p text:style-name="P72"><text:span text:style-name="T40">2</text:span>) Attacker’s ES is reduced to subject’s Will <text:span text:style-name="T39">score</text:span>.</text:p>
      <text:p text:style-name="P14"/>
      <text:p text:style-name="P14"/>
      <text:p text:style-name="P6">Attack Roll</text:p>
      <text:p text:style-name="P26">1) ES = Base skill with the weapon + modifiers</text:p>
      <text:p text:style-name="P26">2) Suggested modifiers:</text:p>
      <text:list xml:id="list1496472800" text:style-name="L3">
        <text:list-item>
          <text:p text:style-name="P73">Weapon’s Accuracy <text:span text:style-name="T41">(must used Aim prior)</text:span></text:p>
        </text:list-item>
        <text:list-item>
          <text:p text:style-name="P73">Target’s Size</text:p>
        </text:list-item>
        <text:list-item>
          <text:p text:style-name="P73">Range</text:p>
        </text:list-item>
        <text:list-item>
          <text:p text:style-name="P74">Lighting</text:p>
        </text:list-item>
        <text:list-item>
          <text:p text:style-name="P74">A maneuver like Aim</text:p>
        </text:list-item>
        <text:list-item>
          <text:p text:style-name="P74">An equipment</text:p>
        </text:list-item>
      </text:list>
      <text:p text:style-name="P18"/>
      <text:p text:style-name="P14"/>
      <text:p text:style-name="P8">Defensive Roll</text:p>
      <text:list xml:id="list3858483320" text:style-name="Numbering_20_123">
        <text:list-item>
          <text:p text:style-name="P87">If attacker’s roll was a <text:span text:style-name="T2">Critical Success</text:span>, no defensive roll occurs.</text:p>
        </text:list-item>
        <text:list-item>
          <text:p text:style-name="P92"><text:span text:style-name="T74">If aware of attack </text:span><text:span text:style-name="T78">and attacker</text:span><text:span text:style-name="T74"> </text:span><text:span text:style-name="T6">or</text:span><text:span text:style-name="T74"> </text:span><text:span text:style-name="T78">is </text:span><text:span text:style-name="T74">not incapacitated, c</text:span>hoose <text:span text:style-name="T10">Dodge</text:span>, <text:span text:style-name="T10">Parry</text:span>, or <text:span text:style-name="T10">Block</text:span>.</text:p>
        </text:list-item>
      </text:list>
      <text:p text:style-name="P14"/>
      <text:p text:style-name="P14"/>
      <text:p text:style-name="P14"/>
      <text:p text:style-name="P20"/>
      <text:p text:style-name="P60"/>
      <text:p text:style-name="P14"/>
      <text:list xml:id="list190710728569534" text:continue-numbering="true" text:style-name="Numbering_20_123">
        <text:list-header>
          <text:p text:style-name="P103"><text:span text:style-name="T58">If received wounds</text:span><text:span text:style-name="T67">†</text:span><text:span text:style-name="T58">...</text:span></text:p>
        </text:list-header>
        <text:list-item text:start-value="1">
          <text:p text:style-name="P98"><text:span text:style-name="T63">T</text:span>ag <text:span text:style-name="T10">[Shock]</text:span><text:span text:style-name="T61">.</text:span></text:p>
        </text:list-item>
        <text:list-item>
          <text:p text:style-name="P98"><text:span text:style-name="T63">W</text:span>ounds <text:span text:style-name="T10">&gt;= HP/2</text:span>, <text:span text:style-name="T62">do</text:span> <text:span text:style-name="T8">Test </text:span><text:span text:style-name="T7">Major Wound</text:span> immediately.</text:p>
        </text:list-item>
        <text:list-item>
          <text:p text:style-name="P98">If <text:span text:style-name="T10">currentHP &lt; HP/3</text:span>, tag <text:span text:style-name="T10">[Reeling]</text:span>.</text:p>
        </text:list-item>
        <text:list-item>
          <text:p text:style-name="P98">If <text:span text:style-name="T10">currentHP &lt;= 0</text:span>, tag <text:span text:style-name="T10">[</text:span><text:span text:style-name="T18">Test </text:span><text:span text:style-name="T10">Collapse]</text:span><text:span text:style-name="T61"> </text:span><text:span text:style-name="T69">only when </text:span><text:span text:style-name="T20">[Collapse]</text:span><text:span text:style-name="T69"> is </text:span><text:span text:style-name="T4">not</text:span><text:span text:style-name="T69"> </text:span><text:span text:style-name="T80">indicated</text:span><text:span text:style-name="T69">.</text:span></text:p>
        </text:list-item>
        <text:list-item>
          <text:p text:style-name="P99">Each negative, full HP multiple <text:span text:style-name="T2">reached</text:span>, do <text:span text:style-name="T8">Test </text:span><text:span text:style-name="T9">Mortal Wound</text:span><text:span text:style-name="T61"> immediately.</text:span></text:p>
        </text:list-item>
      </text:list>
      <text:p text:style-name="P43"><text:span text:style-name="T66">†</text:span><text:span text:style-name="T65"> </text:span><text:span text:style-name="T59">Wounds:</text:span><text:span text:style-name="T60"> penetrating damage.</text:span></text:p>
      <text:p text:style-name="P37"/>
      <text:p text:style-name="P12">On his turn…</text:p>
      <text:list xml:id="list190711620536534" text:continue-list="list190710728569534" text:style-name="Numbering_20_123">
        <text:list-item text:start-value="1">
          <text:p text:style-name="P91">Resolve <text:span text:style-name="T10">[Shock]</text:span>.</text:p>
        </text:list-item>
        <text:list-item>
          <text:p text:style-name="P100">Resolve <text:span text:style-name="T10">[Test Collapse]</text:span>.</text:p>
        </text:list-item>
        <text:list-item>
          <text:p text:style-name="P101">Resolve <text:span text:style-name="T10">[Stun]</text:span>.</text:p>
        </text:list-item>
      </text:list>
      <text:p text:style-name="P38"/>
      <text:p text:style-name="P38"/>
      <text:p text:style-name="P10">[Shock]</text:p>
      <text:list xml:id="list190711248097834" text:continue-list="list190711620536534" text:style-name="Numbering_20_123">
        <text:list-item text:start-value="1">
          <text:p text:style-name="P88">Penalty is defined by the <text:span text:style-name="T64">wounds</text:span> <text:span text:style-name="T43">received</text:span> with a maximum of 4.</text:p>
        </text:list-item>
        <text:list-item>
          <text:p text:style-name="P93">If <text:span text:style-name="T10">HP &gt;= 20</text:span>, penalty is <text:span text:style-name="T56">calculated as</text:span> <text:span text:style-name="T10">one (1) per floor(HP / 10)</text:span> <text:span text:style-name="T44">damages; </text:span><text:span text:style-name="T73">else remove tag, no penalties are applied.</text:span></text:p>
        </text:list-item>
        <text:list-item>
          <text:p text:style-name="P93"><text:span text:style-name="T42">Penalty reduces</text:span> <text:span text:style-name="T10">DX</text:span> and <text:span text:style-name="T10">IQ</text:span>.</text:p>
        </text:list-item>
        <text:list-item>
          <text:p text:style-name="P93">Active defenses are not affected.</text:p>
        </text:list-item>
        <text:list-item>
          <text:p text:style-name="P93"><text:span text:style-name="T2">Remove</text:span> this tag <text:span text:style-name="T2">after</text:span> the <text:span text:style-name="T48">his</text:span> turn ends.</text:p>
        </text:list-item>
      </text:list>
      <text:p text:style-name="P61"/>
      <text:p text:style-name="P61"/>
      <text:p text:style-name="P11">[Reeling]</text:p>
      <text:list xml:id="list4117022234" text:style-name="List_20_1">
        <text:list-item>
          <text:p text:style-name="P81"><text:span text:style-name="T10">Move</text:span> and <text:span text:style-name="T10">Dodge</text:span> are halved.</text:p>
        </text:list-item>
      </text:list>
      <text:p text:style-name="P16"/>
      <text:p text:style-name="P16"/>
      <text:p text:style-name="P49">[Dead]</text:p>
      <text:list xml:id="list190711487205848" text:continue-numbering="true" text:style-name="List_20_1">
        <text:list-item>
          <text:p text:style-name="P82"><text:span text:style-name="T46">When</text:span> <text:span text:style-name="T10">currentHP &lt;= -5xHP</text:span>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1"><text:span text:style-name="T50">Test </text:span><text:span text:style-name="T49">Major Wound</text:span></text:p>
      <text:list xml:id="list190711160492025" text:continue-list="list190711248097834" text:style-name="Numbering_20_123">
        <text:list-item text:start-value="1">
          <text:p text:style-name="P89"><text:span text:style-name="T10">Roll vs HT</text:span><text:span text:style-name="T72">*</text:span></text:p>
        </text:list-item>
        <text:list-item>
          <text:p text:style-name="P94">Fail by 5 or more: tag <text:span text:style-name="T10">[</text:span><text:span text:style-name="T21">Collapse</text:span><text:span text:style-name="T10">]</text:span> <text:span text:style-name="T55">and </text:span><text:span text:style-name="T16">[Knockdown].</text:span></text:p>
        </text:list-item>
        <text:list-item>
          <text:p text:style-name="P94">Fail: tag <text:span text:style-name="T10">[</text:span><text:span text:style-name="T16">Stun</text:span><text:span text:style-name="T10">]</text:span> <text:span text:style-name="T55">and </text:span><text:span text:style-name="T16">[Knockdown].</text:span></text:p>
        </text:list-item>
      </text:list>
      <text:p text:style-name="P14"><text:span text:style-name="T10">*</text:span> <text:span text:style-name="T75">Modifiers:</text:span><text:span text:style-name="T76"> -5 for a major wound to the face or vitals (or to the groin, on a humanoid male); -10 for a major wound to the skull or eye; +3 for High Pain Threshold, or -4 for Low Pain Threshold. <text:s/>-</text:span><text:span text:style-name="T77">1 per full HP.</text:span></text:p>
      <text:p text:style-name="P14"/>
      <text:p text:style-name="P14"/>
      <text:p text:style-name="P42"><text:span text:style-name="T52">Test </text:span><text:span text:style-name="T53">Mortal Wound</text:span></text:p>
      <text:list xml:id="list190711744247116" text:continue-list="list190711160492025" text:style-name="Numbering_20_123">
        <text:list-item text:start-value="1">
          <text:p text:style-name="P90"><text:span text:style-name="T10">Roll vs HT</text:span> <text:span text:style-name="T2">(-1 per full HP)</text:span></text:p>
        </text:list-item>
        <text:list-item>
          <text:p text:style-name="P95"><text:span text:style-name="T70">Fail by 1 or 2:</text:span> <text:span text:style-name="T68">tag </text:span><text:span text:style-name="T19">[Collapse]</text:span><text:span text:style-name="T45">.</text:span></text:p>
        </text:list-item>
        <text:list-item>
          <text:p text:style-name="P95"><text:span text:style-name="T70">Fail: </text:span><text:span text:style-name="T68">tag</text:span> <text:span text:style-name="T10">[Dead]</text:span>.</text:p>
        </text:list-item>
        <text:list-item>
          <text:p text:style-name="P96">If <text:span text:style-name="T10">currentHP &lt;= -5xHP</text:span>, tag <text:span text:style-name="T10">[Dead]</text:span>.</text:p>
        </text:list-item>
      </text:list>
      <text:p text:style-name="P17"/>
      <text:p text:style-name="P17"/>
      <text:p text:style-name="P31"><text:span text:style-name="T51">[</text:span><text:span text:style-name="T54">Test </text:span><text:span text:style-name="T51">Collapse]</text:span></text:p>
      <text:list xml:id="list190711500509982" text:continue-list="list190711487205848" text:style-name="List_20_1">
        <text:list-item>
          <text:p text:style-name="P83"><text:span text:style-name="T10">Roll vs HT</text:span> <text:span text:style-name="T2">(-1 per full HP)</text:span>; <text:span text:style-name="T57">replace</text:span> this tag <text:span text:style-name="T57">with </text:span><text:span text:style-name="T17">[Collapse]</text:span><text:span text:style-name="T57"> </text:span>on a fail.</text:p>
        </text:list-item>
      </text:list>
      <text:p text:style-name="P14"/>
      <text:p text:style-name="P17"/>
      <text:p text:style-name="P9">[Stun]</text:p>
      <text:list xml:id="list190711962773559" text:continue-list="list190711744247116" text:style-name="Numbering_20_123">
        <text:list-item text:start-value="1">
          <text:p text:style-name="P102"><text:span text:style-name="T71">M</text:span>ust <text:span text:style-name="T10">Do Nothing.</text:span></text:p>
        </text:list-item>
        <text:list-item>
          <text:p text:style-name="P97">Just before ending his turn, roll <text:span text:style-name="T10">vs HT</text:span> <text:span text:style-name="T5">(-1 per full HP)</text:span> to remove this tag.</text:p>
        </text:list-item>
      </text:list>
      <text:p text:style-name="P27"/>
      <text:p text:style-name="P27"/>
      <text:p text:style-name="P13">[Knockdown]</text:p>
      <text:list xml:id="list190711096023729" text:continue-list="list190711500509982" text:style-name="List_20_1">
        <text:list-item>
          <text:p text:style-name="P76">Prone</text:p>
        </text:list-item>
        <text:list-item>
          <text:p text:style-name="P84">Hand-held weapons are dropped.</text:p>
        </text:list-item>
      </text:list>
      <text:p text:style-name="P27"/>
      <text:p text:style-name="P14"/>
      <text:p text:style-name="P48">[Collapse]</text:p>
      <text:list xml:id="list190711735154673" text:continue-numbering="true" text:style-name="List_20_1">
        <text:list-item>
          <text:p text:style-name="P85">Prone</text:p>
        </text:list-item>
        <text:list-item>
          <text:p text:style-name="P86">Unconscience</text:p>
        </text:list-item>
      </text:list>
      <text:p text:style-name="P14"/>
      <text:p text:style-name="P14"/>
      <text:p text:style-name="P44">□ Dead</text:p>
      <text:p text:style-name="P45">□ Shock</text:p>
      <text:p text:style-name="P45">□ Reeling</text:p>
      <text:p text:style-name="P46">□<text:span text:style-name="T79"> </text:span>Test Collapse / □ Collapse</text:p>
      <text:p text:style-name="P45">□ Knockdown</text:p>
      <text:p text:style-name="P45">□ Stun</text:p>
      <text:p text:style-name="P45"/>
      <text:p text:style-name="P47">□ ____________________________</text:p>
      <text:p text:style-name="P47"/>
      <text:p text:style-name="P47">□ ____________________________</text:p>
      <text:p text:style-name="P47"/>
      <text:p text:style-name="P47">□ ____________________________</text:p>
      <text:p text:style-name="P47"/>
      <text:p text:style-name="P47">□ ____________________________</text:p>
      <text:p text:style-name="P47"/>
      <text:p text:style-name="P47">□ ____________________________</text:p>
      <text:p text:style-name="P47"/>
      <text:p text:style-name="P14"/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9-18T19:07:10.056892811</dc:date>
    <meta:editing-duration>PT8H41M22S</meta:editing-duration>
    <meta:editing-cycles>170</meta:editing-cycles>
    <meta:generator>LibreOffice/7.0.4.2$Linux_X86_64 LibreOffice_project/00$Build-2</meta:generator>
    <meta:document-statistic meta:table-count="0" meta:image-count="0" meta:object-count="0" meta:page-count="3" meta:paragraph-count="116" meta:word-count="758" meta:character-count="3904" meta:non-whitespace-character-count="3297"/>
  </office:meta>
</office:document-meta>
</file>